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DejaVu Sans" fo:font-size="16pt" fo:language="ca" fo:country="ES" fo:font-weight="bold" officeooo:rsid="001deecd" officeooo:paragraph-rsid="001deecd" style:font-size-asian="16pt" style:font-weight-asian="bold" style:font-size-complex="16pt" style:font-weight-complex="bold"/>
    </style:style>
    <style:style style:name="P2" style:family="paragraph" style:parent-style-name="Standard">
      <style:text-properties fo:language="ca" fo:country="ES"/>
    </style:style>
    <style:style style:name="P3" style:family="paragraph" style:parent-style-name="Standard">
      <style:text-properties fo:language="ca" fo:country="ES" fo:font-weight="bold" officeooo:rsid="001f8559" officeooo:paragraph-rsid="001f8559" style:font-weight-asian="bold" style:font-weight-complex="bold"/>
    </style:style>
    <style:style style:name="P4" style:family="paragraph" style:parent-style-name="Standard">
      <style:text-properties fo:language="ca" fo:country="ES" fo:font-weight="bold" officeooo:rsid="001deecd" officeooo:paragraph-rsid="001deecd" style:font-weight-asian="bold" style:font-weight-complex="bold"/>
    </style:style>
    <style:style style:name="P5" style:family="paragraph" style:parent-style-name="Standard">
      <style:text-properties fo:language="ca" fo:country="ES" fo:font-weight="bold" officeooo:rsid="00254226" officeooo:paragraph-rsid="00254226" style:font-weight-asian="bold" style:font-weight-complex="bold"/>
    </style:style>
    <style:style style:name="P6" style:family="paragraph" style:parent-style-name="Standard">
      <style:text-properties fo:language="ca" fo:country="ES" fo:font-weight="bold" officeooo:rsid="00291f43" officeooo:paragraph-rsid="00291f43" style:font-weight-asian="bold" style:font-weight-complex="bold"/>
    </style:style>
    <style:style style:name="P7" style:family="paragraph" style:parent-style-name="Standard">
      <style:text-properties fo:language="ca" fo:country="ES" fo:font-weight="bold" officeooo:rsid="002cc1fd" officeooo:paragraph-rsid="002cc1fd" style:font-weight-asian="bold" style:font-weight-complex="bold"/>
    </style:style>
    <style:style style:name="P8" style:family="paragraph" style:parent-style-name="Standard">
      <style:text-properties fo:language="ca" fo:country="ES" fo:font-weight="bold" officeooo:rsid="0030f320" officeooo:paragraph-rsid="0030f320" style:font-weight-asian="bold" style:font-weight-complex="bold"/>
    </style:style>
    <style:style style:name="P9" style:family="paragraph" style:parent-style-name="Standard">
      <style:text-properties fo:language="ca" fo:country="ES" fo:font-weight="bold" officeooo:rsid="003446fd" officeooo:paragraph-rsid="003446fd" style:font-weight-asian="bold" style:font-weight-complex="bold"/>
    </style:style>
    <style:style style:name="P10" style:family="paragraph" style:parent-style-name="Standard">
      <style:text-properties fo:language="ca" fo:country="ES" officeooo:rsid="001deecd" officeooo:paragraph-rsid="001deecd"/>
    </style:style>
    <style:style style:name="P11" style:family="paragraph" style:parent-style-name="Standard">
      <style:text-properties fo:language="ca" fo:country="ES" officeooo:rsid="001f8559" officeooo:paragraph-rsid="001f8559"/>
    </style:style>
    <style:style style:name="P12" style:family="paragraph" style:parent-style-name="Standard">
      <style:text-properties fo:language="ca" fo:country="ES" officeooo:rsid="00254226" officeooo:paragraph-rsid="00254226"/>
    </style:style>
    <style:style style:name="P13" style:family="paragraph" style:parent-style-name="Standard">
      <style:text-properties fo:language="ca" fo:country="ES" officeooo:rsid="00291f43" officeooo:paragraph-rsid="00291f43"/>
    </style:style>
    <style:style style:name="P14" style:family="paragraph" style:parent-style-name="Standard">
      <style:text-properties fo:language="ca" fo:country="ES" officeooo:rsid="0029d10a" officeooo:paragraph-rsid="0029d10a"/>
    </style:style>
    <style:style style:name="P15" style:family="paragraph" style:parent-style-name="Standard">
      <style:text-properties fo:language="ca" fo:country="ES" officeooo:rsid="002cc1fd" officeooo:paragraph-rsid="002cc1fd"/>
    </style:style>
    <style:style style:name="P16" style:family="paragraph" style:parent-style-name="Standard">
      <style:text-properties fo:language="ca" fo:country="ES" officeooo:rsid="002e1237" officeooo:paragraph-rsid="002e1237"/>
    </style:style>
    <style:style style:name="P17" style:family="paragraph" style:parent-style-name="Standard">
      <style:text-properties fo:language="ca" fo:country="ES" officeooo:rsid="0030f320" officeooo:paragraph-rsid="0030f320"/>
    </style:style>
    <style:style style:name="P18" style:family="paragraph" style:parent-style-name="Standard">
      <style:text-properties fo:language="ca" fo:country="ES" officeooo:rsid="003446fd" officeooo:paragraph-rsid="003446fd"/>
    </style:style>
    <style:style style:name="T1" style:family="text">
      <style:text-properties officeooo:rsid="001ed2f4"/>
    </style:style>
    <style:style style:name="T2" style:family="text">
      <style:text-properties officeooo:rsid="00214ba6"/>
    </style:style>
    <style:style style:name="T3" style:family="text">
      <style:text-properties officeooo:rsid="0023fe32"/>
    </style:style>
    <style:style style:name="T4" style:family="text">
      <style:text-properties officeooo:rsid="0026a379"/>
    </style:style>
    <style:style style:name="T5" style:family="text">
      <style:text-properties officeooo:rsid="002af983"/>
    </style:style>
    <style:style style:name="T6" style:family="text">
      <style:text-properties officeooo:rsid="002ffbbb"/>
    </style:style>
    <style:style style:name="T7" style:family="text">
      <style:text-properties fo:font-weight="bold" style:font-weight-asian="bold" style:font-weight-complex="bold"/>
    </style:style>
    <style:style style:name="T8" style:family="text">
      <style:text-properties officeooo:rsid="00324100"/>
    </style:style>
    <style:style style:name="T9" style:family="text">
      <style:text-properties officeooo:rsid="003401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òdul 9 - AWS2</text:p>
      <text:p text:style-name="P3">1. Crea una pàgina web senzilla sobre un tema que t’interessi: cuina, esports,</text:p>
      <text:p text:style-name="P3">videojocs, tecnologia, etc</text:p>
      <text:p text:style-name="P3"/>
      <text:p text:style-name="P3">2. Crea un bloc (pantalla de presentació) a l’estil de com has fet la web.</text:p>
      <text:p text:style-name="P2"/>
      <text:p text:style-name="P4">3. Indica quines penses que són les principals diferències entre la web i el bloc que has creat.</text:p>
      <text:p text:style-name="P10">- Per a mi la web es un aparador on el propietari de la web mostra els seus productes a un public en concret. La web ha de ser agradable a la vista, ha de tenir una navegació ràpida, ha de ser senzilla i en tres clics has de poder arribar allà on vols <text:span text:style-name="T1">i per tant, ha</text:span> de tenir un cert dinamisme que amb el blog no cal. El blog és per a un altre tipus de target, allà no hi ha d’haber tant dinamisme, ja que és un lloc on “es perd temps” per a llegir un tema sobre alguna cosa de la qual ens volem informar en detall.</text:p>
      <text:p text:style-name="P10"/>
      <text:p text:style-name="P3">4. Analitza la pàgina web muylinux.com.</text:p>
      <text:p text:style-name="P3">a. Indica quins dels següents elements s’aprecien:</text:p>
      <text:p text:style-name="P11"><text:tab/>- Te una capçalera amb el logo de la web i un menú de navegació en el que també s’hi han <text:tab/>afegit botons de xarxes socials</text:p>
      <text:p text:style-name="P11"><text:tab/>- La zona de presentació esta per sota d’un banner de publicitat. La zona de presentació esta <text:tab/>distribuïda per entrades <text:span text:style-name="T3">recents</text:span>a mode de blog <text:span text:style-name="T3">a més a més de tot un seguit de noticies</text:span> i <text:tab/>també tenim un menú a la dreta on hi podrem trobar més temes, on també hi trobem <text:tab/>publicitat</text:p>
      <text:p text:style-name="P11"><text:tab/>- Al peu de pagina trobem un menú numèric amb el cual podrem accedir a les entrades <text:tab/>antigues, <text:span text:style-name="T2">a més a més de la tipica taula omplerta amb el “Quienes somos, contacto, politica <text:tab/>de cookies” etc.</text:span></text:p>
      <text:p text:style-name="P11"><text:tab/>- <text:span text:style-name="T2">Els comentaris els trobem dins de cada entrada o tema del blog.</text:span></text:p>
      <text:p text:style-name="P11"/>
      <text:p text:style-name="P3">b. Dibuixa a un full el disseny que es pot apreciar quan accedeixes i que ha de tenir relació amb les opcions triades.</text:p>
      <text:p text:style-name="P12">Jklkjl</text:p>
      <text:p text:style-name="P12"/>
      <text:p text:style-name="P5">5. Cerca tres pàgines web on per accedir t’has de registrar. No cal completar el procés</text:p>
      <text:p text:style-name="P5">d’alta si no ho consideres necessari.</text:p>
      <text:p text:style-name="P12">- <text:span text:style-name="T4">Si considerem les xarxes socials com una pagina web, facebook i tuenti són un bon exemple, també ho serien les pagines de correu electronics com hotmail o gmail.</text:span></text:p>
      <text:p text:style-name="P12"/>
      <text:p text:style-name="P6">a. Com implementen el sistema de seguretat?</text:p>
      <text:p text:style-name="P13">❏ Usuari / contrasenya</text:p>
      <text:p text:style-name="P13">❏ Altres: indentificar-se amb un compte d’una altra xarxa social <text:span text:style-name="T5">o verificar un codi d’accès amb el mòbil</text:span></text:p>
      <text:p text:style-name="P13"/>
      <text:p text:style-name="P6">b. Penses que totes les webs han de tenir el mateix sistema de seguretat? Per</text:p>
      <text:p text:style-name="P6">què?</text:p>
      <text:p text:style-name="P14">- <text:span text:style-name="T5">Penso que no, ja que, per exemple, els correus electronics han de tenir un major grau de seguretat que una xarxa social, ja que al correu podem tenir informació molt més compromesa que a una xarxa social.</text:span></text:p>
      <text:p text:style-name="P14"/>
      <text:p text:style-name="P15"/>
      <text:p text:style-name="P15"/>
      <text:p text:style-name="P15"/>
      <text:p text:style-name="P15"/>
      <text:p text:style-name="P15"/>
      <text:p text:style-name="P7"><text:soft-page-break/>6. Consulta una web d’una botiga online i analitza la seva estructura, valorant els</text:p>
      <text:p text:style-name="P7">següents conceptes:</text:p>
      <text:p text:style-name="P16"><text:a xlink:type="simple" xlink:href="http://latiendarepublicana.com/es/" text:style-name="Internet_20_link" text:visited-style-name="Visited_20_Internet_20_Link">http://latiendarepublicana.com/es/</text:a> </text:p>
      <text:p text:style-name="P15">❏ <text:span text:style-name="T7">Facilitat per trobar el que busques:</text:span> <text:span text:style-name="T6">tot el que es pot trobar a la pagina ho mostra a la capçalera</text:span></text:p>
      <text:p text:style-name="P15">❏ <text:span text:style-name="T7">Velocitat de navegació: </text:span><text:span text:style-name="T6">Tot ho trobes en un clic i és molt visual, de seguida veus el producte</text:span></text:p>
      <text:p text:style-name="P15">❏ <text:span text:style-name="T7">Claredat per trobar condicions de compra/devolució: </text:span><text:span text:style-name="T6">les condicions venen en un baner <text:s/>a la zona de presentació, un cop cliques al baner, et redirigeix a una pagina on ens detalla tot</text:span></text:p>
      <text:p text:style-name="P15">❏ Representa l’esquema de funcionament de la web sobre un full: </text:p>
      <text:p text:style-name="P15"/>
      <text:p text:style-name="P15"/>
      <text:p text:style-name="P8">7. Digues com milloraries l’aspecte i navegació de la següent web. Els usuaris es queixen per la dificultat de trobar informacions importants.</text:p>
      <text:p text:style-name="P17"><text:a xlink:type="simple" xlink:href="https://sites.google.com/a/xtec.cat/can-palmer/home" text:style-name="Internet_20_link" text:visited-style-name="Visited_20_Internet_20_Link">https://sites.google.com/a/xtec.cat/can-palmer/home</text:a></text:p>
      <text:p text:style-name="P17"/>
      <text:p text:style-name="P17">- <text:span text:style-name="T8">Lo primer que faria sería endreçar els temes, una vegada fet, col·locaria el logo amb un fotomontatge de l’escola a la part superior esquerra, ja que és un punt molt visible a l’entrar a la web. Sola el logo, ja hi incloiria un menú de navegació horitzontal desplegable en el que s’incloirien els temes principal i en el que també hi incloiria un «mapa web» amb un cercador, per a que no hi hagi problemes de navegació.</text:span></text:p>
      <text:p text:style-name="P17">- <text:span text:style-name="T8">La part de presentació incloiria les ultimes novetats sobre els cursos que es fan, acompanyat d’un blog d’entrades sobre els temes més destacats.</text:span></text:p>
      <text:p text:style-name="P17">- <text:span text:style-name="T9">Al peu de pagina també seria bo que hi haguès un núvol de temes</text:span></text:p>
      <text:p text:style-name="P17"/>
      <text:p text:style-name="P9">8. La web google.com és molt simple, no obstant és la primera a la que es recorre per a realitzar una cerca. Compara la web de google, yahoo i msn. Per què penses que google és la més utilitzada?</text:p>
      <text:p text:style-name="P18">- Google és una eina que a la seva pagina principal no et dispara amb publicitat o noticies, això fa que google.com sigui una web molt més optimitzada i facil de carregar, amb la que amb només obrir la finestra per a cercar, ja puguis fer la teva cerca de manera ràpida sense haver d’esperar un gran temps de càrrega de la pagin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30T10:46:03.855948523</meta:creation-date>
    <dc:date>2016-09-30T12:24:40.092839090</dc:date>
    <meta:editing-duration>PT1H7M35S</meta:editing-duration>
    <meta:editing-cycles>16</meta:editing-cycles>
    <meta:generator>LibreOffice/5.1.4.2$Linux_x86 LibreOffice_project/10m0$Build-2</meta:generator>
    <meta:document-statistic meta:table-count="0" meta:image-count="0" meta:object-count="0" meta:page-count="2" meta:paragraph-count="37" meta:word-count="805" meta:character-count="4355" meta:non-whitespace-character-count="3573"/>
  </office:meta>
</office:document-meta>
</file>